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Change-2.1" table:style-name="ta1" table:print-ranges="A1:AF4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Change">
            <text:p>OrderChange</text:p>
          </table:table-cell>
          <table:table-cell table:style-name="ce8" office:value-type="string" office:string-value="Order Change. Details">
            <text:p>Order Change. Details</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Purchase Order Change">
            <text:p>Purchase Order Change</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changes to an existing Order.">
            <text:p>A document used to specify changes to an existing Or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Order Change. UBL Version Identifier. Identifier">
            <text:p>Order Change. UBL Version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Order Change. Customization Identifier. Identifier">
            <text:p>Order Change. Customization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Order Change. Profile Identifier. Identifier">
            <text:p>Order Change. Profile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Order Change. Profile Execution Identifier. Identifier">
            <text:p>Order Change. Profile Execution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Order Change. Identifier">
            <text:p>Order Change.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9" office:value-type="string" office:string-value="Order Change. Sales_ Order Identifier. Identifier">
            <text:p>Order Change. Sales_ Order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Sales">
            <text:p>Sales</text:p>
          </table:table-cell>
          <table:table-cell table:style-name="ce9" office:value-type="string" office:string-value="Order">
            <text:p>Order</text:p>
          </table:table-cell>
          <table:table-cell table:style-name="ce9" office:value-type="string" office:string-value="Identifier">
            <text:p>Identifier</text:p>
          </table:table-cell>
          <table:table-cell table:style-name="ce11" office:value-type="string" table:formula="of:=IF([.F8]&lt;&gt;&quot;&quot;;CONCATENATE([.F8];&quot; &quot;;[.G8]);[.G8])" office:string-value="Order Identifier">
            <text:p>Order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e Order Change, assigned by the seller.">
            <text:p>An identifier for the Order Change, assigned by 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Order Change. Copy_ Indicator. Indicator">
            <text:p>Order Change. Copy_ Indicator. Indicato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mandatory">
            <text:p>Change from Previous Version: made mandatory</text:p>
          </table:table-cell>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Order Change. UUID. Identifier">
            <text:p>Order Change. UUID.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from GUID to UUID and changed property term">
            <text:p>Change from Previous Version: Changed from GUID to UUID and changed property term</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Order Change. Issue Date. Date">
            <text:p>Order Change. Issue Date. Dat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Order Change. Issue Time. Time">
            <text:p>Order Change. Issue Time. Tim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SequenceNumberID">
            <text:p>SequenceNumberID</text:p>
          </table:table-cell>
          <table:table-cell table:style-name="ce9" office:value-type="string" office:string-value="Order Change. Sequence Number. Identifier">
            <text:p>Order Change. Sequence Numb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Sequence">
            <text:p>Sequence</text:p>
          </table:table-cell>
          <table:table-cell table:style-name="ce9" office:value-type="string" office:string-value="Number">
            <text:p>Number</text:p>
          </table:table-cell>
          <table:table-cell table:style-name="ce11" office:value-type="string" table:formula="of:=IF([.F13]&lt;&gt;&quot;&quot;;CONCATENATE([.F13];&quot; &quot;;[.G13]);[.G13])" office:string-value="Sequence Number">
            <text:p>Sequence Numb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Order Change Sequence Number assigned by the Buyer to ensure the proper sequencing of changes.">
            <text:p>The Order Change Sequence Number assigned by the Buyer to ensure the proper sequencing of chang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Order Change. Note. Text">
            <text:p>Order Change. Note. Text</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RequestedInvoiceCurrencyCode">
            <text:p>RequestedInvoiceCurrencyCode</text:p>
          </table:table-cell>
          <table:table-cell table:style-name="ce9" office:value-type="string" office:string-value="Order Change. Requested Invoice_ Currency Code. Code">
            <text:p>Order Change. Requested Invoice_ Currency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Requested Invoice">
            <text:p>Requested Invoic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he currency requested for amount totals in Invoices related to this Order Change.">
            <text:p>A code signifying he currency requested for amount totals in Invoices related to this Order Chang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9" office:value-type="string" office:string-value="Order Change. Document_ Currency Code. Code">
            <text:p>Order Change. Document_ Currency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mandatory">
            <text:p>Change from Previous Version: made mandatory</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Order Change. Pricing_ Currency Code. Code">
            <text:p>Order Change. Pricing_ Currency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that is used for all prices in the Order Change.">
            <text:p>A code signifying the currency that is used for all prices in the Order Chang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axCurrencyCode">
            <text:p>TaxCurrencyCode</text:p>
          </table:table-cell>
          <table:table-cell table:style-name="ce9" office:value-type="string" office:string-value="Order Change. Tax_ Currency Code. Code">
            <text:p>Order Change. Tax_ Currency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requested for tax amounts in Invoices related to this Order Change.">
            <text:p>A code signifying the currency requested for tax amounts in Invoices related to this Order Chang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CustomerReference">
            <text:p>CustomerReference</text:p>
          </table:table-cell>
          <table:table-cell table:style-name="ce9" office:value-type="string" office:string-value="Order Change. Customer_ Reference. Text">
            <text:p>Order Change. Customer_ Reference. Text</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Customer">
            <text:p>Custom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19]&lt;&gt;&quot;&quot;;CONCATENATE([.F19];&quot; &quot;;[.G19]);[.G19])"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19]&lt;&gt;&quot;&quot;;CONCATENATE([.J19];&quot;_ &quot;;[.I19];&quot;. Type&quot;);CONCATENATE([.I19];&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supplementary reference for the transaction (e.g., CRI when using purchasing card).">
            <text:p>A supplementary reference for the transaction (e.g., CRI when using purchasing car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Order Change. Accounting Cost Code. Code">
            <text:p>Order Change. Accounting Cost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Order Change as a whole.">
            <text:p>The buyer's accounting code, applied to the Order Chang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Order Change. Accounting Cost. Text">
            <text:p>Order Change. Accounting Cost. Text</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Order Change as a whole, expressed as text.">
            <text:p>The buyer's accounting code, applied to the Order Chang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Order Change. Line Count. Numeric">
            <text:p>Order Change. Line Count. Numeric</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Order Change lines in the document.">
            <text:p>The number of Order Change lines in the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ValidityPeriod">
            <text:p>ValidityPeriod</text:p>
          </table:table-cell>
          <table:table-cell office:value-type="string" table:style-name="ce10" office:string-value="Order Change. Validity_ Period. Period">
            <text:p>Order Change. Validity_ Period. Period</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23]"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during which the Order Change is valid.">
            <text:p>A period during which the Order Change is vali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10" office:string-value="Order Change. Order Reference">
            <text:p>Order Change. Order Reference</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A reference to the Order being changed.">
            <text:p>A reference to the Order being change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ade mandatory and singular">
            <text:p>Change from Previous Version: made mandatory and singular</text:p>
          </table:table-cell>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QuotationDocumentReference">
            <text:p>QuotationDocumentReference</text:p>
          </table:table-cell>
          <table:table-cell office:value-type="string" table:style-name="ce10" office:string-value="Order Change. Quotation_ Document Reference. Document Reference">
            <text:p>Order Change. Quotation_ Document Reference. Document Referenc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formula="of:=[.M25]"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 Quotation.">
            <text:p>A reference to a Quotation.</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iginatorDocumentReference">
            <text:p>OriginatorDocumentReference</text:p>
          </table:table-cell>
          <table:table-cell office:value-type="string" table:style-name="ce10" office:string-value="Order Change. Originator_ Document Reference. Document Reference">
            <text:p>Order Change. Originator_ Document Reference. Document Referenc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AdditionalDocumentReference">
            <text:p>AdditionalDocumentReference</text:p>
          </table:table-cell>
          <table:table-cell office:value-type="string" table:style-name="ce10" office:string-value="Order Change. Additional_ Document Reference. Document Reference">
            <text:p>Order Change. Additional_ Document Reference. Document Referenc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Contract">
            <text:p>Contract</text:p>
          </table:table-cell>
          <table:table-cell office:value-type="string" table:style-name="ce10" office:string-value="Order Change. Contract">
            <text:p>Order Change. Contract</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28]"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contract associated with the Order being changed.">
            <text:p>A contract associated with the Order being change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Signature">
            <text:p>Signature</text:p>
          </table:table-cell>
          <table:table-cell office:value-type="string" table:style-name="ce10" office:string-value="Order Change. Signature">
            <text:p>Order Change. Signature</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29]"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BuyerCustomerParty">
            <text:p>BuyerCustomerParty</text:p>
          </table:table-cell>
          <table:table-cell office:value-type="string" table:style-name="ce10" office:string-value="Order Change. Buyer_ Customer Party. Customer Party">
            <text:p>Order Change. Buyer_ Customer Party. Custom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0]"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ellerSupplierParty">
            <text:p>SellerSupplierParty</text:p>
          </table:table-cell>
          <table:table-cell office:value-type="string" table:style-name="ce10" office:string-value="Order Change. Seller_ Supplier Party. Supplier Party">
            <text:p>Order Change. Seller_ Supplier Party. Suppli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1]"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OriginatorCustomerParty">
            <text:p>OriginatorCustomerParty</text:p>
          </table:table-cell>
          <table:table-cell office:value-type="string" table:style-name="ce10" office:string-value="Order Change. Originator_ Customer Party. Customer Party">
            <text:p>Order Change. Originator_ Customer Party. Custom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2]"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iginator.">
            <text:p>The originato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FreightForwarderParty">
            <text:p>FreightForwarderParty</text:p>
          </table:table-cell>
          <table:table-cell office:value-type="string" table:style-name="ce10" office:string-value="Order Change. Freight Forwarder_ Party. Party">
            <text:p>Order Change. Freight Forwarder_ Party.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Freight Forwarder">
            <text:p>Freight Forwarder</text:p>
          </table:table-cell>
          <table:table-cell table:style-name="ce10" office:value-type="string" office:string-value=""/>
          <table:table-cell table:style-name="ce10" office:value-type="string" office:string-value=""/>
          <table:table-cell table:formula="of:=[.M33]"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freight forwarder or carrier.">
            <text:p>A freight forwarder or carri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CustomerParty">
            <text:p>AccountingCustomerParty</text:p>
          </table:table-cell>
          <table:table-cell office:value-type="string" table:style-name="ce10" office:string-value="Order Change. Accounting_ Customer Party. Customer Party">
            <text:p>Order Change. Accounting_ Customer Party. Custom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4]"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office:string-value="3007">
            <text:p>3007</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AccountingSupplierParty">
            <text:p>AccountingSupplierParty</text:p>
          </table:table-cell>
          <table:table-cell office:value-type="string" table:style-name="ce10" office:string-value="Order Change. Accounting_ Supplier Party. Supplier Party">
            <text:p>Order Change. Accounting_ Supplier Party. Suppli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5]"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Delivery">
            <text:p>Delivery</text:p>
          </table:table-cell>
          <table:table-cell office:value-type="string" table:style-name="ce10" office:string-value="Order Change. Delivery">
            <text:p>Order Change. Delivery</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36]"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DeliveryTerms">
            <text:p>DeliveryTerms</text:p>
          </table:table-cell>
          <table:table-cell office:value-type="string" table:style-name="ce10" office:string-value="Order Change. Delivery Terms">
            <text:p>Order Change. Delivery Terms</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37]"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aymentMeans">
            <text:p>PaymentMeans</text:p>
          </table:table-cell>
          <table:table-cell office:value-type="string" table:style-name="ce10" office:string-value="Order Change. Payment Means">
            <text:p>Order Change. Payment Means</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38]"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PaymentTerms">
            <text:p>PaymentTerms</text:p>
          </table:table-cell>
          <table:table-cell office:value-type="string" table:style-name="ce10" office:string-value="Order Change. Payment Terms">
            <text:p>Order Change. Payment Terms</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TransactionConditions">
            <text:p>TransactionConditions</text:p>
          </table:table-cell>
          <table:table-cell office:value-type="string" table:style-name="ce10" office:string-value="Order Change. Transaction Conditions">
            <text:p>Order Change. Transaction Conditions</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Transaction Conditions">
            <text:p>Transaction Conditions</text:p>
          </table:table-cell>
          <table:table-cell office:value-type="string" table:style-name="ce10" office:string-value="Transaction Conditions">
            <text:p>Transaction Conditio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action Conditions">
            <text:p>Transaction Conditio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Purchasing, sales, or payment conditions applying to the whole Order being changed.">
            <text:p>Purchasing, sales, or payment conditions applying to the whole Order being changed.</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AllowanceCharge">
            <text:p>AllowanceCharge</text:p>
          </table:table-cell>
          <table:table-cell office:value-type="string" table:style-name="ce10" office:string-value="Order Change. Allowance Charge">
            <text:p>Order Change. Allowance Charge</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TaxExchangeRate">
            <text:p>TaxExchangeRate</text:p>
          </table:table-cell>
          <table:table-cell office:value-type="string" table:style-name="ce10" office:string-value="Order Change. Tax_ Exchange Rate. Exchange Rate">
            <text:p>Order Change. Tax_ Exchange Rate. Exchange Rat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2]"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ricingExchangeRate">
            <text:p>PricingExchangeRate</text:p>
          </table:table-cell>
          <table:table-cell office:value-type="string" table:style-name="ce10" office:string-value="Order Change. Pricing_ Exchange Rate. Exchange Rate">
            <text:p>Order Change. Pricing_ Exchange Rate. Exchange Rat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3]"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ExchangeRate">
            <text:p>PaymentExchangeRate</text:p>
          </table:table-cell>
          <table:table-cell office:value-type="string" table:style-name="ce10" office:string-value="Order Change. Payment_ Exchange Rate. Exchange Rate">
            <text:p>Order Change. Payment_ Exchange Rate. Exchange Rat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DestinationCountry">
            <text:p>DestinationCountry</text:p>
          </table:table-cell>
          <table:table-cell office:value-type="string" table:style-name="ce10" office:string-value="Order Change. Destination_ Country. Country">
            <text:p>Order Change. Destination_ Country. Countr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Destination">
            <text:p>Destination</text:p>
          </table:table-cell>
          <table:table-cell table:style-name="ce10" office:value-type="string" office:string-value=""/>
          <table:table-cell table:style-name="ce10" office:value-type="string" office:string-value=""/>
          <table:table-cell table:formula="of:=[.M45]" office:value-type="string" table:style-name="ce10" office:string-value="Country">
            <text:p>Country</text:p>
          </table:table-cell>
          <table:table-cell office:value-type="string" table:style-name="ce10"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untry">
            <text:p>Countr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country of destination (for customs purposes).">
            <text:p>The country of destination (for customs purpos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TaxTotal">
            <text:p>TaxTotal</text:p>
          </table:table-cell>
          <table:table-cell office:value-type="string" table:style-name="ce10" office:string-value="Order Change. Tax Total">
            <text:p>Order Change. Tax Total</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46]"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AnticipatedMonetaryTotal">
            <text:p>AnticipatedMonetaryTotal</text:p>
          </table:table-cell>
          <table:table-cell office:value-type="string" table:style-name="ce10" office:string-value="Order Change. Anticipated_ Monetary Total. Monetary Total">
            <text:p>Order Change. Anticipated_ Monetary Total. Monetary Total</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Anticipated">
            <text:p>Anticipated</text:p>
          </table:table-cell>
          <table:table-cell table:style-name="ce10" office:value-type="string" office:string-value=""/>
          <table:table-cell table:style-name="ce10" office:value-type="string" office:string-value=""/>
          <table:table-cell table:formula="of:=[.M47]"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mount of change to the total cost of the order anticipated by the buyer.">
            <text:p>The amount of change to the total cost of the order anticipated by the buy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OrderLine">
            <text:p>OrderLine</text:p>
          </table:table-cell>
          <table:table-cell office:value-type="string" table:style-name="ce10" office:string-value="Order Change. Order Line">
            <text:p>Order Change. Order Line</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48]" office:value-type="string" table:style-name="ce10" office:string-value="Order Line">
            <text:p>Order Line</text:p>
          </table:table-cell>
          <table:table-cell office:value-type="string" table:style-name="ce10" office:string-value="Order Line">
            <text:p>Order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Line">
            <text:p>Order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n association to one or more (changed) Order Lines.">
            <text:p>An association to one or more (changed) Order Lin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